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sans-serif"/>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style:font-name="apple-system" fo:font-size="9.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would like to build a small itinerary search tool in French specifically designed for 1 day+ bike rides in France along the Eurovelo bike routes, accessing to the Eurovelo routes by train. For example if I would like to start from Paris for 3 days, the tool would search for all the train trips from Paris to a train station near a Eurovelo route, then it would compute the distance on bike along the route that can be made within the time limit, and find the return trip to Paris by train from a train station near the Eurovelo route, all of this within the 3 days limit provided by the user. The user will select for his search the following criterias: - the city of departure (that will also be the city to which the user wants to go back at the end of the trip) - need to perform a search in the train stations list provided in "gares-de-voyageurs.geojson" - the number of days available for the bike trip (list from 1 to 15) - the rythm of bike riding (radio buttons slow - normal - fast, that will be named respectively "escargot tranquille", "habitué des randovélo", "athlète olympique") - the Eurovelo route checkboxes with all the Eurovelo routes that are in the dir "Eurovelo_France_gpx", take the filenames and replace "-" by " ". There must be a "Select / Deselect All" box. If the user checks only one Eurovelo route, the tool searches for 3 trips max possible alongside this route. If the user checks several routes, the tool searches for one trip per Eurovelo route. The rythm of bike riding will determine the average number of km that will be made per hour, and the average number of hours of bike riding per day. Can you propose something relevant ? From those user criterias input, the tool will: - search the train trips starting from the city of departure to the train stations near the Eurovelo Routes (the shortest train trips will be prioritized among all the train trips to the same Eurovelo Route) - compute the distance of bike riding along the Eurovelo Route according to the rythm selected (slow - normal - fast). - search the return train trip starting from a city near the Eurovelo Route to the city selected as "city of departure" by the user. Always prefer stations that need the user to make less distance in the end. For example if the user will ride 60 km on day 2 and station A is at 55 km and station B at 65 km, choose station A. - output search results with a list of small rectangles summarizing the itinerary + showing the itinerary on a map when this specific itinerary is selected from the different results list (by hovering or clicking). By clicking on one small rectangle it expands and shows the detailed itinerary. Resources: All the train stations are listed in "gares-de-voyageurs.geojson" All the Eurovelo routes are in "Eurovelo_France_gpx" dir All the train itineraries searches will be made with the SNCF API. I don't have the token yet I will provide it later, but plan to include a connexion to this API. The SNCF API is based on Navitia https://doc.navitia.io/#getting-started Data processing: You need to identify, for each Eurovelo Route, all the train stations that are located at less than 5 km of the Eurovelo Route path. Those train stations will then be used for the itinerary planning (for the first train trip it will be the arrival station, and for the last train trip it will be the departure station) Important: do not compute all the train itineraries possible among all the Eurovelo Routes, the tool needs to make few API calls. To start, perform 6 API calls per selected Eurovelo Route, 3 calls for the first train trip from city of departure to 3 different train station near the Eurovelo Route, and 3 calls for the last train trip from 3 different train stations near the Eurovelo Route to the city of departure selected by the user. Further developments paths (not for this first MVP): Housing search alongside the Eurovelo routes Search by city of departure and arrival, the tool will compute an itinerary train city departure -&gt; Eurovelo route -&gt; train station near the route to the city of arrival Selecting types of trains "bike friendly" that is that can transport easily bikes. For example prefer TER trains and ban TGV trai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12:14:40.785227393</meta:creation-date>
    <dc:date>2026-04-10T20:44:03.533781874</dc:date>
    <meta:editing-duration>PT3H12M16S</meta:editing-duration>
    <meta:editing-cycles>3</meta:editing-cycles>
    <meta:generator>LibreOffice/7.3.7.2$Linux_X86_64 LibreOffice_project/30$Build-2</meta:generator>
    <meta:document-statistic meta:table-count="0" meta:image-count="0" meta:object-count="0" meta:page-count="1" meta:paragraph-count="1" meta:word-count="747" meta:character-count="4210" meta:non-whitespace-character-count="3464"/>
  </office:meta>
</office:document-meta>
</file>